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ellular 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ng Pong B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-0" office:value-type="float" office:value="-0">
            <text:p>-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ote Contr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-4"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edgehammer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tering Po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nnel Cloud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ric Fa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bile 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lling Pi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ffold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rewdriv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tial Art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recracker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ne Bottle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ckey Puc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ffee Mug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ropho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ypewrit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jecti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mobil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muniti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ttergu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wn Mow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ulptu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terge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blewa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xopho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le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lldozer</text:p>
          </table:table-cell>
          <table:table-cell table:number-columns-repeated="2" office:value-type="float" office:value="30">
            <text:p>30</text:p>
          </table:table-cell>
          <table:table-cell office:value-type="float" office:value="-231">
            <text:p>-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mepie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f Club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bul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f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e Skat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45">
            <text:p>45</text:p>
          </table:table-cell>
          <table:table-cell office:value-type="float" office:value="-39">
            <text:p>-39</text:p>
          </table:table-cell>
          <table:table-cell office:value-type="float" office:value="-222">
            <text:p>-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rracu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wer Saw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llph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in Saw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-40">
            <text:p>-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ka Dot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Pitchfork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uctur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ggyba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e Cha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topwat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tal Saw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in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rowav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wtorch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pliance</text:p>
          </table:table-cell>
          <table:table-cell table:number-columns-repeated="2"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ylophone</text:p>
          </table:table-cell>
          <table:table-cell table:number-columns-repeated="2"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ordio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gwhee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ph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rine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volve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pile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ucepa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rryc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b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ft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rkl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mbbel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ck Saw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mbon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rework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agpol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Wildfir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odwi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t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ip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nfir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ipp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rearm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ende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enn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te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bag</text:p>
          </table:table-cell>
          <table:table-cell table:number-columns-repeated="2"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o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ung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tul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nkar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wba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hoe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-172">
            <text:p>-1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ehive</text:p>
          </table:table-cell>
          <table:table-cell office:value-type="float" office:value="13">
            <text:p>13</text:p>
          </table:table-cell>
          <table:table-cell office:value-type="float" office:value="-5">
            <text:p>-5</text:p>
          </table:table-cell>
          <table:table-cell office:value-type="float" office:value="-30">
            <text:p>-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ndba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ggag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ndgun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ggag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yclone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Toolbox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tt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tche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illet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dran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inbow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rnado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y Bar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rbell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ter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umpe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kule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tt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ck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lle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phy</text:p>
          </table:table-cell>
          <table:table-cell table:number-columns-repeated="2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dd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p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mi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oli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vel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-29">
            <text:p>-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utch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Rocket</text:p>
          </table:table-cell>
          <table:table-cell office:value-type="float" office:value="36">
            <text:p>36</text:p>
          </table:table-cell>
          <table:table-cell office:value-type="float" office:value="-8">
            <text:p>-8</text:p>
          </table:table-cell>
          <table:table-cell office:value-type="float" office:value="-25">
            <text:p>-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llet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itar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uc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apo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acu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rror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bl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dd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ttle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dge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rench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r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tt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o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aw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m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o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d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ch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k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i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i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de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ll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gic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gh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rch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8">
            <text:p>-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th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d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uck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-85">
            <text:p>-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yl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ol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on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e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t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yer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fle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ber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-22">
            <text:p>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-14">
            <text:p>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he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v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ob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n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am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a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u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c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g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k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c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o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Hor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u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b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v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x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weapon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I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Ten-Gallon 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opping 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ck-O-Lanter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dboard Bo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tting 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rning Sig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frigerat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dding Gow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gie 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llerbla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 Jack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ather Bo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ngee Co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eet Sig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wboy 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ck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lk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cketboo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rt 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ddy Be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mi Tru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recr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Turnta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llbo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ck T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dph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ne Tre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dy Su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per Ba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aw 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indfol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th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gaz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t B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em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t Su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end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Lab Co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mbre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dge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rph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ym Sho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wimwe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boo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olbel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lt 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rdrob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twe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Neckt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bo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rmuf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d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d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p 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m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ot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lldo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eak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t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wel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lip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xe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b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mo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rr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ck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an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av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ebo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p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bca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ll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lm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ck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add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do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nch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wt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t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t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d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n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reat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pp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a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ni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ya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ja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haw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pr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o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r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r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b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Go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w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f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rmor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L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Grilled Chick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mato Ketch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nitor Liz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nflower Se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ocolate Chi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anut But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ozen Yogu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irthday 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pped Cre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ied Chick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cket Br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ingerbr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terpill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een On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ll Pepp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tato Chi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megran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 Br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ffee B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ple Sa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ring Ro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ankfur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oking O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ornfl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awb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 W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unch M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termel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lackb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gar Cu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ge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apefru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ntalou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een B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ndy Ca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uerkra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ellyb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tterf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uacam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nfl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andel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n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bbleg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e Cre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getab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y Sa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ragonf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tarfru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cadam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ocol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uit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neapp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gar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anb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ppero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rticho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lueb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llipe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ld M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ied E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dim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an Cu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mbur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melet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dic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atloa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abm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atb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igo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ne 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inna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ilant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Macker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uc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ollip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Zucchi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d W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affod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ndwi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mona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lape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mooth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ecre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ough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neyde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ir F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umpl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gg Yo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bane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vera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etroo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riyak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rna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lapj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eafo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lz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Yoghu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n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co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all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erog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atm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awe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elat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ud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rd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at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prico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apio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ack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qui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pco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own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lib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kla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up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hubar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am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ult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rr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t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udd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umpk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rni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imch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rch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gg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n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r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tdo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ff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ro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ma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qu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Duri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ut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j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an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r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lam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l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j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ok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uff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in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rl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n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m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ro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ch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ck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ar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Yogu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pay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ond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Pea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a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ea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o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c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co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n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i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ach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zz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a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yr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a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e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n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u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bo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u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el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o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Ram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d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r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n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g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upp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l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ap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u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n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co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Yo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l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u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i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l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p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e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el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a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a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foods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Be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f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u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o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omputer Monit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t Air Ballo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ano Accordi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cuum Clean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rowave Ove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tion Figur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ol Stic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dle Hold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opping Ba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iling Boa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bber Stam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airie Do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mmingbi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cky No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rapti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odpeck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rlybi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ple Tre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nchill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ndeli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merania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 Gam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ateboa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culato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rapboo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Life Buo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boa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admil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nerato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iderwe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kl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ckboo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rligi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pligh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eetca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ak Tre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and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namen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intin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pboa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ildin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ndcuff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oll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icycl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mbrell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mchai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umen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unta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klif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ot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Ottoma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ctur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ami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epa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que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lan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ndia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cycl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a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bine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quoi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mi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chin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mmoc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llo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woo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eip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awin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uch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ttic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lle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tter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zzl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ngh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ac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Keypa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ddl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o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ile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bb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ron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qu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llow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igo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dl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lla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er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bwe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w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ng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t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ti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n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an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v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c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m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r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ouc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uc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ai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li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id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g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ru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t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il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p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o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zm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da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ug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ach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p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g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ar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a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a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e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l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e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now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l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f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um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n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o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m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l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a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c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k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m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l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r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misc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Mud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ak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r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v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nimal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Hoofed Mamma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untain Li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yhoun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lmatia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rantul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iped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amele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huahu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cupi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ocodi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ld Bo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igato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kee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inde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a Gul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ngaro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eepdo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quirre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ngra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dgeho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ph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goy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achni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nimal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Flaming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rpi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lica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gui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tbul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ali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iraff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etah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pe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rrow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i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ti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ibou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ultur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opar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lphi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cco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acoc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t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bbi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tte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ffi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guan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uca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nke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zar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de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mma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lc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od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et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nimal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Coyot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g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li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id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rbi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i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ca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ro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pto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rr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bo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d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tt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gi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och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lam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mu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al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nn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tt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pp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ggy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en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un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ve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pp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r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hin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a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nimal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Sheep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r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em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ck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w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to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e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ebr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o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m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lf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a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m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l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v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r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m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wa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ynx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a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x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wl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p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; primarily animal</text:p>
          </table:table-cell>
          <table:table-cell office:value-type="string">
            <text:p>dmg</text:p>
          </table:table-cell>
          <table:table-cell office:value-type="string">
            <text:p>armor</text:p>
          </table:table-cell>
          <table:table-cell office:value-type="string">
            <text:p>food</text:p>
          </table:table-cell>
          <table:table-cell office:value-type="string">
            <text:p>qty</text:p>
          </table:table-cell>
        </table:table-row>
        <table:table-row table:style-name="ro1">
          <table:table-cell office:value-type="string">
            <text:p>Do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g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7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Fleischman</meta:initial-creator>
    <meta:creation-date>2016-07-06T12:49:07.84</meta:creation-date>
    <dc:date>2016-07-07T17:05:05.28</dc:date>
    <dc:creator>Joseph Fleischman</dc:creator>
    <meta:editing-duration>PT1H42M11S</meta:editing-duration>
    <meta:editing-cycles>8</meta:editing-cycles>
    <meta:generator>OpenOffice/4.1.0$Win32 OpenOffice.org_project/410m18$Build-9764</meta:generator>
    <meta:document-statistic meta:table-count="3" meta:cell-count="4675" meta:object-count="0"/>
  </office:meta>
</office:document-meta>
</file>